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584cm"/>
    </style:style>
    <style:style style:name="co2" style:family="table-column">
      <style:table-column-properties fo:break-before="auto" style:column-width="2.544cm"/>
    </style:style>
    <style:style style:name="co3" style:family="table-column">
      <style:table-column-properties fo:break-before="auto" style:column-width="2.711cm"/>
    </style:style>
    <style:style style:name="co4" style:family="table-column">
      <style:table-column-properties fo:break-before="auto" style:column-width="2.907cm"/>
    </style:style>
    <style:style style:name="co5" style:family="table-column">
      <style:table-column-properties fo:break-before="auto" style:column-width="4.697cm"/>
    </style:style>
    <style:style style:name="co6" style:family="table-column">
      <style:table-column-properties fo:break-before="auto" style:column-width="2.348cm"/>
    </style:style>
    <style:style style:name="co7" style:family="table-column">
      <style:table-column-properties fo:break-before="auto" style:column-width="1.75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number-columns-repeated="57" table:default-cell-style-name="Default"/>
        <table:table-row table:style-name="ro1">
          <table:table-cell table:style-name="ce1" office:value-type="string" calcext:value-type="string">
            <text:p><text:s/>Ученик</text:p>
          </table:table-cell>
          <table:table-cell table:style-name="ce1" office:value-type="string" calcext:value-type="string">
            <text:p>Школа</text:p>
          </table:table-cell>
          <table:table-cell table:style-name="ce1" office:value-type="string" calcext:value-type="string">
            <text:p>География</text:p>
          </table:table-cell>
          <table:table-cell table:style-name="ce1" office:value-type="string" calcext:value-type="string">
            <text:p>Информатика</text:p>
          </table:table-cell>
          <table:table-cell table:style-name="ce2"/>
          <table:table-cell table:number-columns-repeated="59"/>
        </table:table-row>
        <table:table-row table:style-name="ro1">
          <table:table-cell table:style-name="ce2" office:value-type="string" calcext:value-type="string">
            <text:p>Лиштаев Евген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2"/>
          <table:table-cell table:style-name="ce9"/>
          <table:table-cell table:number-columns-repeated="57"/>
        </table:table-row>
        <table:table-row table:style-name="ro1">
          <table:table-cell table:style-name="ce2" office:value-type="string" calcext:value-type="string">
            <text:p>Будин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Христич Анна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Ответ на первый вопрос:</text:p>
          </table:table-cell>
          <table:table-cell table:style-name="ce8"/>
          <table:table-cell table:style-name="ce9"/>
          <table:table-cell table:number-columns-repeated="57"/>
        </table:table-row>
        <table:table-row table:style-name="ro1">
          <table:table-cell table:style-name="ce2" office:value-type="string" calcext:value-type="string">
            <text:p>Иванов Данила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2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лотова Анастасия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Ответ на второй вопрос:</text:p>
          </table:table-cell>
          <table:table-cell table:style-name="ce8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Лещенко Владислав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русов Анатол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7" calcext:value-type="float">
            <text:p>4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Василье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69" calcext:value-type="float">
            <text:p>6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Ермишин Роман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6" calcext:value-type="float">
            <text:p>1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оникашвили Эдуард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руглов Никита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81" calcext:value-type="float">
            <text:p>8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Титова Анастасия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8" calcext:value-type="float">
            <text:p>7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енкевич Анто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3" calcext:value-type="float">
            <text:p>6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Алиференко Матвей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9" calcext:value-type="float">
            <text:p>6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иронов Никита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5" calcext:value-type="float">
            <text:p>6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ычкова Анастасия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2" calcext:value-type="float">
            <text:p>5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Толстов Дмитрий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6" calcext:value-type="float">
            <text:p>2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расавина Таисия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9" calcext:value-type="float">
            <text:p>7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Тарасов Васили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8" calcext:value-type="float">
            <text:p>4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Тюрин Никита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4" calcext:value-type="float">
            <text:p>3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ерцев Анто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80" calcext:value-type="float">
            <text:p>8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ейстренко Евгения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71" calcext:value-type="float">
            <text:p>7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Никандров Викто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9" calcext:value-type="float">
            <text:p>8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олод Илья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80" calcext:value-type="float">
            <text:p>8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Шакирзянова Анна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5" calcext:value-type="float">
            <text:p>2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Иванов Евген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3" calcext:value-type="float">
            <text:p>7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ерзлякова Ирина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81" calcext:value-type="float">
            <text:p>8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Щербина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8" calcext:value-type="float">
            <text:p>7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орнякова Мария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8" calcext:value-type="float">
            <text:p>6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Лухманова Галина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озловский Павел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90" calcext:value-type="float">
            <text:p>9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Иванова Елена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1" calcext:value-type="float">
            <text:p>4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Александров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7" calcext:value-type="float">
            <text:p>6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Федоров Кирил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4" calcext:value-type="float">
            <text:p>5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линина Алина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0" calcext:value-type="float">
            <text:p>4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отеряе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7" calcext:value-type="float">
            <text:p>5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Лобанова Мария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48" calcext:value-type="float">
            <text:p>4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арыгин Ива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7" calcext:value-type="float">
            <text:p>6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Алексеев Владислав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9" calcext:value-type="float">
            <text:p>8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Усик Денис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76" calcext:value-type="float">
            <text:p>7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идоров Валерий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5" calcext:value-type="float">
            <text:p>2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укасов Кирил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0" calcext:value-type="float">
            <text:p>4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Заводов Анто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2" calcext:value-type="float">
            <text:p>6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Артемьев Михаи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6" calcext:value-type="float">
            <text:p>5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утузова Кристина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шкина Евгения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4" calcext:value-type="float">
            <text:p>6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Талызин Андр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8" calcext:value-type="float">
            <text:p>6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Элоян Дмитрий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3" calcext:value-type="float">
            <text:p>7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Негина Мария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4" calcext:value-type="float">
            <text:p>4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узнецов Никола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92" calcext:value-type="float">
            <text:p>9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ильщиков Павел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73" calcext:value-type="float">
            <text:p>7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Хлюев Алекс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6" calcext:value-type="float">
            <text:p>5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Усманов Анто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3" calcext:value-type="float">
            <text:p>6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Фомин Алекс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ялин Никола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70" calcext:value-type="float">
            <text:p>7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Васильев Адриан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4" calcext:value-type="float">
            <text:p>4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Лобачев Владислав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2" calcext:value-type="float">
            <text:p>3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усаров Григори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5" calcext:value-type="float">
            <text:p>4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Черняев Денис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0" calcext:value-type="float">
            <text:p>6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винцов Кирил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9" calcext:value-type="float">
            <text:p>3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уданов Олег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7" calcext:value-type="float">
            <text:p>3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Жбанников Владислав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2" calcext:value-type="float">
            <text:p>8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овалёв Руслан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6" calcext:value-type="float">
            <text:p>6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орчев Максим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9" calcext:value-type="float">
            <text:p>5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Ефремцев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3" calcext:value-type="float">
            <text:p>3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азанче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4" calcext:value-type="float">
            <text:p>5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осенков Евген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6" calcext:value-type="float">
            <text:p>6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мочкин Дмитрий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9" calcext:value-type="float">
            <text:p>4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монтова Ксения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8" calcext:value-type="float">
            <text:p>6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ребенников Даниил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63" calcext:value-type="float">
            <text:p>6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Волошин Леонид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8" calcext:value-type="float">
            <text:p>6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Рыжкова Кристина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9" calcext:value-type="float">
            <text:p>5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Черешнев Илья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рская Екатерина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8" calcext:value-type="float">
            <text:p>5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Зубарева Анастасия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0" calcext:value-type="float">
            <text:p>7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Даншян Татьяна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7" calcext:value-type="float">
            <text:p>3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равец Дарья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9" calcext:value-type="float">
            <text:p>5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Вишневский Михаи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орфирье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9" calcext:value-type="float">
            <text:p>5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Ивано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3" calcext:value-type="float">
            <text:p>7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апитонов Евген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6" calcext:value-type="float">
            <text:p>5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агито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0" calcext:value-type="float">
            <text:p>8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Черников Вячеслав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77" calcext:value-type="float">
            <text:p>7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Давыдов Евген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8" calcext:value-type="float">
            <text:p>5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Ткачев Владими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5" calcext:value-type="float">
            <text:p>7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ромах Алекс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7" calcext:value-type="float">
            <text:p>5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идоров Алекс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41" calcext:value-type="float">
            <text:p>4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Егоров Максим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8" calcext:value-type="float">
            <text:p>6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омлева Ольга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3" calcext:value-type="float">
            <text:p>6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Ласточкина Александра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2" calcext:value-type="float">
            <text:p>5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гершлехт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Василенко Никола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6" calcext:value-type="float">
            <text:p>8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Лапинкий Андр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рченкова Оксана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8" calcext:value-type="float">
            <text:p>7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олёвкин Артем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4" calcext:value-type="float">
            <text:p>8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овбас Константи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Яновский Артем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3" calcext:value-type="float">
            <text:p>7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Ерохин Дмитрий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1" calcext:value-type="float">
            <text:p>7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Филиппов Кирил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1" calcext:value-type="float">
            <text:p>4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ригорье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1" calcext:value-type="float">
            <text:p>6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едякин Владими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66" calcext:value-type="float">
            <text:p>6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околов Кирил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7" calcext:value-type="float">
            <text:p>4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остин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9" calcext:value-type="float">
            <text:p>5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Ионова Анна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9" calcext:value-type="float">
            <text:p>6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амашин Богдан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Нестеров Георг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5" calcext:value-type="float">
            <text:p>7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итченков Юр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0" calcext:value-type="float">
            <text:p>4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нсурова Татьяна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3" calcext:value-type="float">
            <text:p>7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рашов Кирил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6" calcext:value-type="float">
            <text:p>3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Девятилов Константи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8" calcext:value-type="float">
            <text:p>7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риворучко Анна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3" calcext:value-type="float">
            <text:p>8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Орлов Игорь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8" calcext:value-type="float">
            <text:p>7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ротасов Алекс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8" calcext:value-type="float">
            <text:p>6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анфилов Алексе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Адильбаев Андр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7" calcext:value-type="float">
            <text:p>7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ироночев Андр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82" calcext:value-type="float">
            <text:p>8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Рогов Степан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" calcext:value-type="float">
            <text:p>5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шенников Васили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0" calcext:value-type="float">
            <text:p>8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адыков Руслан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51" calcext:value-type="float">
            <text:p>5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Хлопов Кирил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7" calcext:value-type="float">
            <text:p>8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Радченко Мария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1" calcext:value-type="float">
            <text:p>7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арабан Любовь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3" calcext:value-type="float">
            <text:p>2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имакова Елена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4" calcext:value-type="float">
            <text:p>6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алина Наталья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91" calcext:value-type="float">
            <text:p>9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илин Арсен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5" calcext:value-type="float">
            <text:p>6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бутина Дарья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6" calcext:value-type="float">
            <text:p>6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Якуб Роман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8" calcext:value-type="float">
            <text:p>5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Топоркова Анна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6" calcext:value-type="float">
            <text:p>7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Рожин Максим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4" calcext:value-type="float">
            <text:p>4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ихейкина Мария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9" calcext:value-type="float">
            <text:p>5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узоватов Дмитрий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5" calcext:value-type="float">
            <text:p>7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Егорова Ольга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1" calcext:value-type="float">
            <text:p>8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олотов Витали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9" calcext:value-type="float">
            <text:p>4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Дягиле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8" calcext:value-type="float">
            <text:p>5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оловьев Владислав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8" calcext:value-type="float">
            <text:p>6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алахов Мамед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9" calcext:value-type="float">
            <text:p>6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Ильин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5" calcext:value-type="float">
            <text:p>6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Телушкин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2" calcext:value-type="float">
            <text:p>6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Оприцын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3" calcext:value-type="float">
            <text:p>6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тепанов Ив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5" calcext:value-type="float">
            <text:p>6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Литвиненко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2" calcext:value-type="float">
            <text:p>8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есто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7" calcext:value-type="float">
            <text:p>6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Ефремов Дмитрий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1" calcext:value-type="float">
            <text:p>5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отанина Елена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рохоров Павел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1" calcext:value-type="float">
            <text:p>4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енькова Валерия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9" calcext:value-type="float">
            <text:p>4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ороблинский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3" calcext:value-type="float">
            <text:p>6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ерасимова Екатерина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72" calcext:value-type="float">
            <text:p>7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Ильинский Игорь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4" calcext:value-type="float">
            <text:p>4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Расторгуев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3" calcext:value-type="float">
            <text:p>7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Наездников Михаи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6" calcext:value-type="float">
            <text:p>4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Орлов Марина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0" calcext:value-type="float">
            <text:p>4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Ипатов Игорь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арный Никита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2" calcext:value-type="float">
            <text:p>4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услимов Ильгиз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3" calcext:value-type="float">
            <text:p>7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Хазютина Дарья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2" calcext:value-type="float">
            <text:p>7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Франтиков Ив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97" calcext:value-type="float">
            <text:p>9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Васильев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8" calcext:value-type="float">
            <text:p>6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оровец Юлия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орниенко Максим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Никитенко Родион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99" calcext:value-type="float">
            <text:p>9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уркин Анто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8" calcext:value-type="float">
            <text:p>5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олонский Ив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Творогов Федор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1" calcext:value-type="float">
            <text:p>7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откин Денис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2" calcext:value-type="float">
            <text:p>6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Федорова Елена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63" calcext:value-type="float">
            <text:p>6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олевой Никола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5" calcext:value-type="float">
            <text:p>5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Ар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1" calcext:value-type="float">
            <text:p>8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Литинецкая Евгения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Долженков Иван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ксимо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8" calcext:value-type="float">
            <text:p>7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лько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1" calcext:value-type="float">
            <text:p>4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Абрамов Юр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Шведов Дмитрий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1" calcext:value-type="float">
            <text:p>9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аштанов Михаи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8" calcext:value-type="float">
            <text:p>8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Лебеде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6" calcext:value-type="float">
            <text:p>7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иренков Никита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7" calcext:value-type="float">
            <text:p>6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ондаренко Михаи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57" calcext:value-type="float">
            <text:p>5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узнецов Вадим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2" calcext:value-type="float">
            <text:p>8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олковников Вадим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6" calcext:value-type="float">
            <text:p>4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Хлопцев Васили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1" calcext:value-type="float">
            <text:p>7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алкина Юлия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55" calcext:value-type="float">
            <text:p>5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ондаренко Андр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7" calcext:value-type="float">
            <text:p>8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ондаренко Юлия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91" calcext:value-type="float">
            <text:p>9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Власова Анастасия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2" calcext:value-type="float">
            <text:p>7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олдырев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92" calcext:value-type="float">
            <text:p>9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ирилин Евген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ономарев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Левин Павел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5" calcext:value-type="float">
            <text:p>5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ирюшин Никола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Хомов Дмитрий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8" calcext:value-type="float">
            <text:p>5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ренок Станислав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5" calcext:value-type="float">
            <text:p>7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Веденеев Евген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4" calcext:value-type="float">
            <text:p>8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лимов Тимоф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7" calcext:value-type="float">
            <text:p>6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орокин Владислав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5" calcext:value-type="float">
            <text:p>6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орчагина Анастасия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0" calcext:value-type="float">
            <text:p>4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Липский Максим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9" calcext:value-type="float">
            <text:p>2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огородский Борис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0" calcext:value-type="float">
            <text:p>9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Лаврентьев Евген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1" calcext:value-type="float">
            <text:p>7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озлов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9" calcext:value-type="float">
            <text:p>3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лешанова Елена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3" calcext:value-type="float">
            <text:p>4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Жилкина Вероника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89" calcext:value-type="float">
            <text:p>8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Тюфякин Андр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рко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34" calcext:value-type="float">
            <text:p>3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ордин Дмитрий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9" calcext:value-type="float">
            <text:p>6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оробов Максим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3" calcext:value-type="float">
            <text:p>7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уркин Витали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ухортов Никита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0" calcext:value-type="float">
            <text:p>6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Тахтасьев Евген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63" calcext:value-type="float">
            <text:p>6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Афанасьев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6" calcext:value-type="float">
            <text:p>4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Шалимова Полина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авин Тимур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6" calcext:value-type="float">
            <text:p>8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оловин Андр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89" calcext:value-type="float">
            <text:p>8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елкин Владими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утахов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92" calcext:value-type="float">
            <text:p>9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опов Дмитрий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2" calcext:value-type="float">
            <text:p>4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ирилец Мария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0" calcext:value-type="float">
            <text:p>9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Филатов Владими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7" calcext:value-type="float">
            <text:p>8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васов Дмитрий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9" calcext:value-type="float">
            <text:p>9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Воронова Екатерина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1" calcext:value-type="float">
            <text:p>5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негирёв Анто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3" calcext:value-type="float">
            <text:p>2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идоров Юр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94" calcext:value-type="float">
            <text:p>9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ылгачева Елена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1" calcext:value-type="float">
            <text:p>6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изов Родион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9" calcext:value-type="float">
            <text:p>6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Елиферов Евгени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4" calcext:value-type="float">
            <text:p>7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Жучкин Илья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6" calcext:value-type="float">
            <text:p>2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Диванов Алекс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тепанова Елена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91" calcext:value-type="float">
            <text:p>9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Николаев Викто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2" calcext:value-type="float">
            <text:p>5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Тюхрико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3" calcext:value-type="float">
            <text:p>5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айков Роман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5" calcext:value-type="float">
            <text:p>2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Черных Константи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0" calcext:value-type="float">
            <text:p>7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мирнов Герман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3" calcext:value-type="float">
            <text:p>6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арловская Юлия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7" calcext:value-type="float">
            <text:p>5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Исаев Григори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8" calcext:value-type="float">
            <text:p>6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Артомонова Ирина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7" calcext:value-type="float">
            <text:p>6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Данильченко Андр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3" calcext:value-type="float">
            <text:p>6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етрич Андр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78" calcext:value-type="float">
            <text:p>7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Фельшина Александра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90" calcext:value-type="float">
            <text:p>9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Замкова Надежда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3" calcext:value-type="float">
            <text:p>8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лашкин Алекс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7" calcext:value-type="float">
            <text:p>7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Резчиков Анто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игизмундова Анна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71" calcext:value-type="float">
            <text:p>7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Аверьянова Анастасия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8" calcext:value-type="float">
            <text:p>8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орбунов Михаи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70" calcext:value-type="float">
            <text:p>7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альцев Дмитрий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51" calcext:value-type="float">
            <text:p>5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еребряков Алекс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5" calcext:value-type="float">
            <text:p>5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Шульпанов Дмитрий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83" calcext:value-type="float">
            <text:p>8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Левкин Андр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7" calcext:value-type="float">
            <text:p>4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Данилов Константи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0" calcext:value-type="float">
            <text:p>7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етров Артур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1" calcext:value-type="float">
            <text:p>8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Воробьева Нина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4" calcext:value-type="float">
            <text:p>8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Плесский Андр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1" calcext:value-type="float">
            <text:p>6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Вьюшин Викто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3" calcext:value-type="float">
            <text:p>33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Овсеенко Денис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8" calcext:value-type="float">
            <text:p>3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Зарубина Вера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5" calcext:value-type="float">
            <text:p>3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Ванюшкин Артем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5" calcext:value-type="float">
            <text:p>5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Ахмедов Ильяс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85" calcext:value-type="float">
            <text:p>85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ельникова Елена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91" calcext:value-type="float">
            <text:p>91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Фалеев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" calcext:value-type="float">
            <text:p>1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оловастов Андрей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4" calcext:value-type="float">
            <text:p>64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Комаров Петр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82" calcext:value-type="float">
            <text:p>8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Исаенков Максим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8" calcext:value-type="float">
            <text:p>78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Ачкасова Ольга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9" calcext:value-type="float">
            <text:p>5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Ферко Никита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0" calcext:value-type="float">
            <text:p>8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Богатыре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7" calcext:value-type="float">
            <text:p>6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Сидорова Светлана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Амброськин Серге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2" calcext:value-type="float">
            <text:p>6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Якушева Александра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97" calcext:value-type="float">
            <text:p>97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Огурцов Михаил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2" calcext:value-type="float">
            <text:p>62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Головин Олег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6" calcext:value-type="float">
            <text:p>56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2">
          <table:table-cell table:style-name="ce2" office:value-type="string" calcext:value-type="string">
            <text:p>Медведева Алина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9" calcext:value-type="float">
            <text:p>59</text:p>
          </table:table-cell>
          <table:table-cell table:style-name="ce2"/>
          <table:table-cell table:style-name="ce7"/>
          <table:table-cell table:style-name="ce9"/>
          <table:table-cell table:number-columns-repeated="57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9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4"/>
          <table:table-cell table:style-name="ce7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5"/>
          <table:table-cell table:style-name="ce7"/>
          <table:table-cell table:number-columns-repeated="58"/>
        </table:table-row>
        <table:table-row table:style-name="ro1" table:number-rows-repeated="104829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2" table:style-name="ta2">
        <table:table-column table:style-name="co7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3" table:style-name="ta3">
        <table:table-column table:style-name="co7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0" number:min-decimal-places="0" number:min-integer-digits="1" number:grouping="true"/>
      <number:text>р.</number:text>
    </number:number-style>
    <number:number-style style:name="N123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р.</number:text>
    </number:number-style>
    <number:number-style style:name="N125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7P2" style:volatile="true">
      <number:text> </number:text>
      <number:fill-character> </number:fill-character>
      <number:text>-р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Да</number:text>
    </number:number-style>
    <number:number-style style:name="N131P1" style:volatile="true">
      <number:text>Да</number:text>
    </number:number-style>
    <number:number-style style:name="N131">
      <number:text>Нет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Истина</number:text>
    </number:number-style>
    <number:number-style style:name="N132P1" style:volatile="true">
      <number:text>Истина</number:text>
    </number:number-style>
    <number:number-style style:name="N132">
      <number:text>Ложь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Вкл</number:text>
    </number:number-style>
    <number:number-style style:name="N133P1" style:volatile="true">
      <number:text>Вкл</number:text>
    </number:number-style>
    <number:number-style style:name="N133">
      <number:text>Выкл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34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34P0"/>
    </number:currency-style>
    <number:number-style style:name="N135">
      <number:number number:decimal-places="3" number:min-decimal-places="3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2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rgey</meta:initial-creator>
    <meta:creation-date>2012-07-07T20:39:52</meta:creation-date>
    <dc:creator>Windows User</dc:creator>
    <dc:date>2019-09-05T13:29:28</dc:date>
    <meta:document-statistic meta:table-count="3" meta:cell-count="1094" meta:object-count="0"/>
    <meta:generator>LibreOffice/7.3.6.2$Windows_X86_64 LibreOffice_project/c28ca90fd6e1a19e189fc16c05f8f8924961e12e</meta:generator>
  </office:meta>
</office:document-meta>
</file>